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lack-Lato" svg:font-family="Slack-Lato, Slack-Fractions, appleLogo, sans-serif"/>
    <style:font-face style:name="aakar" svg:font-family="aakar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style:font-name="FreeSans" fo:font-size="14pt" style:font-size-asian="14pt" style:font-size-complex="14pt"/>
    </style:style>
    <style:style style:name="P2" style:family="paragraph" style:parent-style-name="Standard">
      <style:text-properties style:font-name="FreeSans" fo:font-size="13pt" style:font-size-asian="13pt" style:font-size-complex="13pt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FreeSans" fo:font-size="13pt" officeooo:paragraph-rsid="000b7952" style:font-size-asian="13pt" style:font-size-complex="13pt"/>
    </style:style>
    <style:style style:name="P4" style:family="paragraph" style:parent-style-name="Standard">
      <loext:graphic-properties draw:fill="none"/>
      <style:paragraph-properties fo:margin-left="0in" fo:margin-right="-0.5618in" fo:text-indent="0in" style:auto-text-indent="false" fo:background-color="transparent"/>
      <style:text-properties style:font-name="FreeSans" fo:font-size="13pt" officeooo:paragraph-rsid="0008edfa" style:font-size-asian="13pt" style:font-size-complex="13pt"/>
    </style:style>
    <style:style style:name="P5" style:family="paragraph" style:parent-style-name="Standard">
      <style:text-properties style:font-name="FreeSans" fo:font-size="13pt" officeooo:paragraph-rsid="000b7952" style:font-size-asian="13pt" style:font-size-complex="13pt"/>
    </style:style>
    <style:style style:name="P6" style:family="paragraph" style:parent-style-name="Standard" style:master-page-name="">
      <loext:graphic-properties draw:fill="none"/>
      <style:paragraph-properties fo:margin-left="0in" fo:margin-right="-0.5618in" fo:text-indent="0in" style:auto-text-indent="false" style:page-number="auto" fo:background-color="transparent"/>
      <style:text-properties style:font-name="FreeSans" fo:font-size="13pt" officeooo:paragraph-rsid="000b7952" style:font-size-asian="13pt" style:font-size-complex="13pt"/>
    </style:style>
    <style:style style:name="P7" style:family="paragraph" style:parent-style-name="Standard">
      <style:text-properties style:font-name="FreeSans" fo:font-size="13pt" officeooo:paragraph-rsid="000cd276" style:font-size-asian="13pt" style:font-size-complex="13pt"/>
    </style:style>
    <style:style style:name="T1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loext:opacity="100%" style:font-name="Slack-Lato" fo:letter-spacing="normal" fo:font-style="normal" fo:font-weight="normal"/>
    </style:style>
    <style:style style:name="T3" style:family="text">
      <style:text-properties fo:font-variant="normal" fo:text-transform="none" fo:color="#1d1c1d" loext:opacity="100%" fo:letter-spacing="normal" fo:font-style="normal" fo:font-weight="normal"/>
    </style:style>
    <style:style style:name="T4" style:family="text">
      <style:text-properties fo:font-variant="normal" fo:text-transform="none" fo:color="#1d1c1d" loext:opacity="100%" fo:letter-spacing="normal" fo:font-style="normal" fo:font-weight="normal" officeooo:rsid="000a128d"/>
    </style:style>
    <style:style style:name="T5" style:family="text">
      <style:text-properties fo:font-variant="normal" fo:text-transform="none" fo:color="#1d1c1d" loext:opacity="100%" fo:letter-spacing="normal" fo:font-style="normal" fo:font-weight="normal" officeooo:rsid="000b7952"/>
    </style:style>
    <style:style style:name="T6" style:family="text">
      <style:text-properties fo:font-variant="normal" fo:text-transform="none" fo:color="#1d1c1d" loext:opacity="100%" style:font-name="aakar" fo:letter-spacing="normal" fo:font-style="normal" fo:font-weight="normal"/>
    </style:style>
    <style:style style:name="T7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style:text-line-through-style="none" style:text-line-through-type="none" style:font-name="Slack-Lato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style:text-line-through-style="none" style:text-line-through-type="none" style:font-name="aakar" fo:letter-spacing="normal" fo:font-style="normal" style:text-underline-style="none" fo:font-weight="normal" style:text-blinking="false"/>
    </style:style>
    <style:style style:name="T11" style:family="text">
      <style:text-properties style:font-name="Slack-Lato"/>
    </style:style>
    <style:style style:name="T12" style:family="text">
      <style:text-properties style:font-name="Slack-Lato" fo:font-size="11.25pt"/>
    </style:style>
    <style:style style:name="T13" style:family="text">
      <style:text-properties officeooo:rsid="0009cc9f"/>
    </style:style>
    <style:style style:name="T14" style:family="text">
      <style:text-properties style:font-name="aakar"/>
    </style:style>
    <style:style style:name="T15" style:family="text">
      <style:text-properties officeooo:rsid="000b74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!/bin/bash</text:p>
      <text:p text:style-name="P2">sudo yum update -y</text:p>
      <text:p text:style-name="P2">sudo yum install -y httpd</text:p>
      <text:p text:style-name="P2">sudo systemctl start httpd</text:p>
      <text:p text:style-name="P2">sudo systemctl enable httpd</text:p>
      <text:p text:style-name="P2">sudo yum install -y httpd php php-common php-gd php-mysqli</text:p>
      <text:p text:style-name="P2">sudo systemctl restart httpd</text:p>
      <text:p text:style-name="P2">sudo rpm --import https://repo.mysql.com/RPM-GPG-KEY-mysql-2022</text:p>
      <text:p text:style-name="P2">wget https://dev.mysql.com/get/mysql57-community-release-el7-11.noarch.rpm</text:p>
      <text:p text:style-name="P2">sudo yum localinstall mysql57-community-release-el7-11.noarch.rpm -y</text:p>
      <text:p text:style-name="P2">sudo yum install mysql-community-server -y</text:p>
      <text:p text:style-name="P2">sudo systemctl start mysqld</text:p>
      <text:p text:style-name="P3"><text:span text:style-name="T4">password</text:span><text:span text:style-name="T3">=$(sudo grep 'temporary password' /var/log/mysqld.log | awk '{print $NF}')</text:span><text:line-break/><text:span text:style-name="T5">password2</text:span><text:span text:style-name="T3">='</text:span><text:span text:style-name="T5">green200#Tooba</text:span><text:span text:style-name="T3">'</text:span><text:line-break/><text:span text:style-name="T3">sudo mysqladmin -u root --password="$</text:span><text:span text:style-name="T4">password</text:span><text:span text:style-name="T3">" password "$</text:span><text:span text:style-name="T5">password2</text:span><text:span text:style-name="T3">"</text:span><text:line-break/><text:span text:style-name="T3">mysql -u root -p"$</text:span><text:span text:style-name="T5">password2</text:span><text:span text:style-name="T3">"</text:span></text:p>
      <text:p text:style-name="P2">echo "$password" &gt;&gt; aa.txt</text:p>
      <text:p text:style-name="P2">cat aa.txt</text:p>
      <text:p text:style-name="P5">sudo mysql -u root -p"$<text:span text:style-name="T5">password2</text:span>" -e "CREATE DATABASE wordpress;"</text:p>
      <text:p text:style-name="P5">sudo mysql -u root -p"$<text:span text:style-name="T5">password2</text:span>" -e "CREATE USER 'wpuser'@'%' IDENTIFIED BY '<text:span text:style-name="T5">green200#Tooba</text:span>';"</text:p>
      <text:p text:style-name="P5">sudo mysql -u root -p"$<text:span text:style-name="T5">password2</text:span>" -e "GRANT ALL PRIVILEGES ON wordpress.* TO 'wpuser'@'%';"</text:p>
      <text:p text:style-name="P6">sudo mysql -u root -p"$<text:span text:style-name="T5">password2</text:span>" -e "FLUSH PRIVILEGES;"</text:p>
      <text:p text:style-name="P4"><text:span text:style-name="T3">sudo wget </text:span><text:a xlink:type="simple" xlink:href="https://wordpress.org/latest.zip" office:target-frame-name="_blank" xlink:show="new" text:style-name="Internet_20_link" text:visited-style-name="Visited_20_Internet_20_Link"><text:span text:style-name="T9">https://wordpress.org/latest.zip</text:span></text:a></text:p>
      <text:p text:style-name="P2"><text:span text:style-name="T3">sudo unzip latest.zip<text:line-break/>sudo cp -r wordpress/* /var/www/html<text:line-break/>sudo chown apache:apache -R /var/www/html</text:span></text:p>
      <text:p text:style-name="P2">sudo <text:span text:style-name="T13">cp </text:span>/var/www/html/wp-config-sample.php /var/www/html/wp-config.php</text:p>
      <text:p text:style-name="P2">sudo sed -i 's/database_name_here/wordpress/' /var/www/html/wp-config.php</text:p>
      <text:p text:style-name="P2">sudo sed -i 's/username_here/wpuser/' /var/www/html/wp-config.php</text:p>
      <text:p text:style-name="P7">sudo sed -i 's/password_here/<text:span text:style-name="T5">green200#Tooba</text:span>/' /var/www/html/wp-config.php</text:p>
      <text:p text:style-name="P2">sed -i 's/localhost/localhost/' /var/www/html/wp-config.php</text:p>
      <text:p text:style-name="P2">sudo systemctl restart httpd </text:p>
      <text:p text:style-name="P2">cat aa.t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lack-Lato" svg:font-family="Slack-Lato, Slack-Fractions, appleLogo, sans-serif"/>
    <style:font-face style:name="aakar" svg:font-family="aakar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07:20:46.863890215</meta:creation-date>
    <dc:date>2024-01-24T04:52:17.949621299</dc:date>
    <meta:editing-duration>PT59M1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167" meta:character-count="1538" meta:non-whitespace-character-count="1400"/>
  </office:meta>
</office:document-meta>
</file>